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1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verdana" svg:font-family="verdana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58400d" style:font-size-asian="9pt" style:font-name="ve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e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erdana" style:font-size-complex="9pt" officeooo:rsid="002f92ea" fo:font-size="9pt"/>
    </style:style>
    <style:style style:name="P5" style:parent-style-name="Table_20_Contents" style:family="paragraph">
      <style:text-properties officeooo:paragraph-rsid="0037f377" style:font-size-asian="9pt" style:font-name="verdana" style:font-size-complex="9pt" officeooo:rsid="002f92ea" fo:font-size="9pt"/>
    </style:style>
    <style:style style:name="P6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verdana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style:font-name="verdana"/>
    </style:style>
    <style:style style:name="P18" style:parent-style-name="Standard" style:family="paragraph">
      <style:text-properties officeooo:paragraph-rsid="001ce1d2" style:font-size-asian="12pt" style:font-name="verdana" fo:font-size="12pt" style:font-size-complex="12pt"/>
    </style:style>
    <style:style style:name="P19" style:parent-style-name="Standard" style:family="paragraph">
      <style:text-properties officeooo:paragraph-rsid="002b85d9" style:font-size-asian="12pt" style:font-name="verdana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verdana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erdana" style:font-size-complex="9pt" officeooo:rsid="007784d4" fo:font-size="9pt"/>
    </style:style>
    <style:style style:name="P22" style:parent-style-name="Standard" style:family="paragraph">
      <style:text-properties officeooo:paragraph-rsid="00920d7c" style:font-name="verdana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9pt" style:font-name="verdana" style:font-size-complex="9pt" fo:font-size="9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9pt" style:font-name="verdana" style:font-size-complex="9pt" fo:font-size="9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9pt" style:font-name="verdana" fo:font-size="9pt" style:font-size-complex="9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verdana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parent-style-name="Standard" style:family="paragraph">
      <style:text-properties officeooo:paragraph-rsid="0098e23d" style:font-size-asian="12pt" style:font-name="verdana" fo:font-size="12pt" style:font-size-complex="12pt"/>
    </style:style>
    <style:style style:name="P34" style:parent-style-name="Standard" style:family="paragraph">
      <style:text-properties officeooo:paragraph-rsid="001ce1d2" fo:font-weight="bold" style:font-size-asian="12pt" style:font-name="verdana" style:font-size-complex="12pt" style:font-name-asian="Times New Roman1" fo:font-size="12pt" style:font-weight-asian="bold" style:font-weight-complex="bold" fo:color="#17365d" style:font-name-complex="Times New Roman1"/>
    </style:style>
    <style:style style:name="P35" style:master-page-name="Standard" style:parent-style-name="Standard" style:family="paragraph">
      <style:paragraph-properties style:page-number="auto"/>
      <style:text-properties officeooo:paragraph-rsid="001ce1d2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6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fo:text-shadow="none" fo:letter-spacing="normal" style:text-line-through-style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fo:text-shadow="none" fo:letter-spacing="normal" style:text-line-through-style="none" officeooo:rsid="0075de11" style:font-style-asian="normal" style:text-emphasize="none" style:letter-kerning="true" fo:color="#000000" style:font-weight-asian="normal"/>
    </style:style>
    <style:style style:name="T8" style:family="text">
      <style:text-properties fo:font-weight="normal" fo:font-style="normal" style:text-underline-style="none" style:font-size-asian="14pt" style:text-outline="false" style:text-line-through-type="none" style:font-name="Liberation Serif" fo:letter-spacing="normal" style:text-line-through-style="none" fo:text-shadow="none" fo:font-size="14pt" style:font-style-asian="normal" style:text-emphasize="none" style:letter-kerning="true" fo:color="#000000" style:font-weight-asian="normal"/>
    </style:style>
    <style:style style:name="T9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0" style:family="text">
      <style:text-properties fo:font-weight="bold" officeooo:rsid="0037f377" style:font-name-asian="Times New Roman1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size-complex="9pt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style:font-size-asian="9pt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5" style:family="text">
      <style:text-properties fo:font-weight="bold" style:font-size-asian="9pt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6" style:family="text">
      <style:text-properties fo:font-weight="bold" style:font-size-asian="9pt" style:font-size-complex="9pt" officeooo:rsid="0098e23d" style:font-name-asian="Times New Roman1" fo:font-size="9pt" style:font-weight-asian="bold" style:font-weight-complex="bold" fo:color="#17365d" style:font-name-complex="Times New Roman1"/>
    </style:style>
    <style:style style:name="T17" style:family="text">
      <style:text-properties fo:font-weight="bold" fo:font-style="italic" style:font-size-asian="9pt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8" style:family="text">
      <style:text-properties fo:font-weight="bold" style:font-size-asian="7pt" style:font-size-complex="9pt" style:font-name-asian="Times New Roman1" fo:font-size="7pt" style:font-weight-asian="bold" style:font-weight-complex="bold" fo:color="#17365d" style:font-name-complex="Times New Roman1"/>
    </style:style>
    <style:style style:name="T19" style:family="text">
      <style:text-properties fo:font-weight="normal" officeooo:rsid="0040ce69" style:font-name-asian="Times New Roman1" style:font-weight-asian="normal" style:font-weight-complex="normal" fo:color="#17365d" style:font-name-complex="Times New Roman1"/>
    </style:style>
    <style:style style:name="T20" style:family="text">
      <style:text-properties officeooo:rsid="002fbab9"/>
    </style:style>
    <style:style style:name="T21" style:family="text">
      <style:text-properties officeooo:rsid="0037a5a6"/>
    </style:style>
    <style:style style:name="T22" style:family="text">
      <style:text-properties officeooo:rsid="0040ce69"/>
    </style:style>
    <style:style style:name="T23" style:family="text">
      <style:text-properties officeooo:rsid="00496279"/>
    </style:style>
    <style:style style:name="T24" style:family="text">
      <style:text-properties officeooo:rsid="005a73d7"/>
    </style:style>
    <style:style style:name="T25" style:family="text">
      <style:text-properties officeooo:rsid="008550cb"/>
    </style:style>
    <style:style style:name="T26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8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1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9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5">ANTECEDENTES</text:p>
      <text:p text:style-name="P14"><text:span text:style-name="T8">do section for i in grupos</text:span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9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9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9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4"><text:span text:style-name="T9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9">Fecha de entrega material</text:span><text:span text:style-name="T3">: </text:span><text:span text:style-name="T4"/></text:p>
          </table:table-cell>
          <table:covered-table-cell/>
        </table:table-row>
      </table:table>
      <text:p text:style-name="P18"/>
      <text:p text:style-name="P33"><text:span text:style-name="T11"><office:annotation><dc:creator>POD</dc:creator><dc:date>2015-04-23T12:12:49</dc:date><text:p>Action specified element "section" but available elements in this part of the document are ['text'].</text:p></office:annotation></text:span><text:change-end text:change-id="ct161354464"/><text:span text:style-name="T11">REQUERIMIENTOS ANAL</text:span><text:span text:style-name="T12">Í</text:span><text:span text:style-name="T11">TICOS (</text:span><text:span text:style-name="T17">llenar una hoja por matriz</text:span><text:span text:style-name="T11">). </text:span><text:span text:style-name="T16">S</text:span><text:span text:style-name="T11">ISTEMA A MUESTREAR: </text:span><text:span text:style-name="T13"><office:annotation><dc:creator>POD</dc:creator><dc:date>2015-04-23T12:12:49</dc:date><text:p>Error while evaluating expression "Data[i]['matriz']". list index out of range</text:p></office:annotation></text:span></text:p>
      <text:section text:style-name="Sect1" text:name="Section Matriz 1">
        <text:p text:style-name="P1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11">Cantidad </text:span><text:span text:style-name="T18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4">xx</text:span>)</text:p>
            </table:table-cell>
          </table:table-row>
          <table:table-row>
            <table:table-cell>
              <text:p><office:annotation><dc:creator>POD</dc:creator><dc:date>2015-04-23T12:12:49</dc:date><text:p>Error while evaluating expression "int_n_datos[i]". IndexError: list index out of range</text:p><text:p>   File "/home/david/Documents/WEB_PROJ/gestion_docs/procesa_fl/procesa_sse/appy/pod/actions.py", line 87, in _evalExpr</text:p><text:p>    res = eval(expr, context)</text:p><text:p>   File "&lt;string&gt;", line 1, in &lt;module&gt;</text:p><text:p> &lt;type 'exceptions.IndexError'&gt;: list index out of range</text:p></office:annotatio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5"><office:annotation><dc:creator>POD</dc:creator><dc:date>2015-04-23T12:12:49</dc:date><text:p>Error while evaluating expression "Data[i]['estaciones']". list index out of range</text:p></office:annotation>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20">Observaciones</text:span>: </text:p>
            </table:table-cell>
          </table:table-row>
          <table:table-row>
            <table:table-cell office:value-type="string" table:style-name="Table4.A2">
              <text:p><office:annotation><dc:creator>POD</dc:creator><dc:date>2015-04-23T12:12:49</dc:date><text:p>Error while evaluating the expression "xhtml(Data[i]['observaciones'])" defined in the "from" part of a statement. IndexError: list index out of range</text:p></office:annotation></text:p>
            </table:table-cell>
          </table:table-row>
        </table:table>
        <text:p><office:annotation><dc:creator>POD</dc:creator><dc:date>2015-04-23T12:12:49</dc:date><text:p>Error while evaluating expression "(loop.i.nb &lt; (loop.i.length-1))". NameError: name 'loop' is not defined</text:p><text:p>   File "/home/david/Documents/WEB_PROJ/gestion_docs/procesa_fl/procesa_sse/appy/pod/actions.py", line 87, in _evalExpr</text:p><text:p>    res = eval(expr, context)</text:p><text:p>   File "&lt;string&gt;", line 1, in &lt;module&gt;</text:p><text:p> &lt;type 'exceptions.NameError'&gt;: name 'loop' is not defined</text:p></office:annotation></text:p>
      </text:section>
      <text:p text:style-name="P20"/>
      <text:section text:style-name="Sect1" text:name="Section Equipos">
        <text:p text:style-name="P32">MATERIALES O EQUIPOS REQUERIDOS </text:p>
        <text:p text:style-name="P15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6">1</text:p>
            </table:table-cell>
            <table:table-cell office:value-type="string" table:style-name="Table5.B2">
              <text:p text:style-name="P6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6">1</text:p>
            </table:table-cell>
            <table:table-cell office:value-type="string" table:style-name="Table5.B2">
              <text:p text:style-name="P6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6">1</text:p>
            </table:table-cell>
            <table:table-cell office:value-type="string" table:style-name="Table5.B2">
              <text:p text:style-name="P6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6">1</text:p>
            </table:table-cell>
            <table:table-cell office:value-type="string" table:style-name="Table5.B2">
              <text:p text:style-name="P6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6">1</text:p>
            </table:table-cell>
            <table:table-cell office:value-type="string" table:style-name="Table5.B2">
              <text:p text:style-name="P6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6">1</text:p>
            </table:table-cell>
            <table:table-cell office:value-type="string" table:style-name="Table5.B2">
              <text:p text:style-name="P6">Bomba de filtrado<office:annotation-end office:name="__Annotation__8587_1615771658"/></text:p>
            </table:table-cell>
          </table:table-row>
        </table:table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7"/>
            </table:table-cell>
          </table:table-row>
        </table:table>
        <text:p text:style-name="P16"/>
      </text:section>
      <text:p text:style-name="P17"/>
      <text:p text:style-name="P17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1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verdana" svg:font-family="verdana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778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596cm" style:rel-column-width="6153*"/>
    </style:style>
    <style:style style:name="Table6.B" style:family="table-column">
      <style:table-column-properties style:column-width="12.308cm" style:rel-column-width="47447*"/>
    </style:style>
    <style:style style:name="Table6.C" style:family="table-column">
      <style:table-column-properties style:column-width="3.096cm" style:rel-column-width="11935*"/>
    </style:style>
    <style:style style:name="Table6.1" style:family="table-row">
      <style:table-row-properties style:min-row-height="1.397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1.439cm" draw:z-index="1" svg:height="1.24cm" svg:y="0cm" svg:x="0.011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8" meta:character-count="1018" meta:non-whitespace-character-count="926"/>
  </office:meta>
</office:document-meta>
</file>